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c94" officeooo:paragraph-rsid="001c3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5 tasks</text:p>
      <text:p text:style-name="P1">Random graph with same degree dist(done)</text:p>
      <text:p text:style-name="P1">eigen analysis(done)</text:p>
      <text:p text:style-name="P1">GPCR binding and unbinding difference in properti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55:13.521511673</meta:creation-date>
    <dc:date>2016-06-22T17:56:16.744960416</dc:date>
    <meta:editing-duration>PT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8" meta:character-count="123" meta:non-whitespace-character-count="109"/>
  </office:meta>
</office:document-meta>
</file>